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LM Roman 10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0.77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0.77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1.06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1.06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1.06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0.403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52cm" svg:stroke-color="#000000" draw:stroke-linejoin="round" svg:stroke-linecap="square" draw:fill="none" fo:padding-top="0.026cm" fo:padding-bottom="0.026cm" fo:padding-left="0.026cm" fo:padding-right="0.026cm"/>
    </style:style>
    <style:style style:name="gr11" style:family="graphic" style:parent-style-name="standard">
      <style:graphic-properties draw:stroke="solid" svg:stroke-width="0.052cm" svg:stroke-color="#0000ff" draw:stroke-linejoin="round" svg:stroke-linecap="square" draw:fill="none" fo:padding-top="0.026cm" fo:padding-bottom="0.026cm" fo:padding-left="0.026cm" fo:padding-right="0.026cm"/>
    </style:style>
    <style:style style:name="gr12" style:family="graphic" style:parent-style-name="standard">
      <style:graphic-properties draw:stroke="solid" svg:stroke-width="0.052cm" svg:stroke-color="#ff0000" draw:stroke-linejoin="round" svg:stroke-linecap="square" draw:fill="none" fo:padding-top="0.026cm" fo:padding-bottom="0.026cm" fo:padding-left="0.026cm" fo:padding-right="0.026cm"/>
    </style:style>
    <style:style style:name="gr13" style:family="graphic" style:parent-style-name="standard">
      <style:graphic-properties draw:stroke="solid" svg:stroke-width="0.052cm" svg:stroke-color="#008000" draw:stroke-linejoin="round" svg:stroke-linecap="square" draw:fill="none" fo:padding-top="0.026cm" fo:padding-bottom="0.026cm" fo:padding-left="0.026cm" fo:padding-right="0.026cm"/>
    </style:style>
    <style:style style:name="gr14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5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3.48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0.74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1.01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1.257cm" fo:padding-top="0cm" fo:padding-bottom="0cm" fo:padding-left="0cm" fo:padding-right="0cm"/>
    </style:style>
    <style:style style:name="gr20" style:family="graphic" style:parent-style-name="standard">
      <style:graphic-properties draw:stroke="none" svg:stroke-width="0.044cm" draw:stroke-linejoin="miter" draw:fill="solid" draw:fill-color="#ffffff"/>
    </style:style>
    <style:style style:name="gr21" style:family="graphic" style:parent-style-name="standard">
      <style:graphic-properties draw:stroke="none" svg:stroke-width="0.044cm" draw:stroke-linejoin="miter" draw:fill="solid" draw:fill-color="#000000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ff"/>
      <style:text-properties style:font-name="LM Roman 10" fo:font-size="16pt"/>
    </style:style>
    <style:style style:name="P3" style:family="paragraph">
      <loext:graphic-properties draw:fill="solid" draw:fill-color="#000000"/>
      <style:text-properties style:font-name="LM Roman 10" fo:font-size="16pt"/>
    </style:style>
    <style:style style:name="P4" style:family="paragraph">
      <loext:graphic-properties draw:fill="none"/>
      <style:text-properties style:font-name="LM Roman 10" fo:font-size="16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 style:writing-mode="lr-tb"/>
      <style:text-properties style:font-name="LM Roman 10" fo:font-size="16pt" style:font-size-asian="12pt" style:font-size-complex="12pt"/>
    </style:style>
    <style:style style:name="P7" style:family="paragraph">
      <loext:graphic-properties draw:fill="solid" draw:fill-color="#ffffff" draw:opacity="80%"/>
      <style:text-properties style:font-name="LM Roman 10" fo:font-size="16pt"/>
    </style:style>
    <style:style style:name="P8" style:family="paragraph">
      <loext:graphic-properties draw:fill="solid" draw:fill-color="#000000"/>
    </style:style>
    <style:style style:name="T1" style:family="text">
      <style:text-properties fo:color="#000000" style:font-name="LM Roman 10" fo:font-size="16pt" style:font-size-asian="12pt" style:font-name-complex="Computer Modern" style:font-size-complex="12pt"/>
    </style:style>
    <style:style style:name="T2" style:family="text">
      <style:text-properties fo:color="#000000" style:font-name="LM Roman 10" fo:font-size="16pt" fo:font-style="italic" style:font-size-asian="12pt" style:font-name-complex="Computer Modern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5.925cm" svg:height="8.712cm" svg:x="0cm" svg:y="0cm" svg:viewBox="0 0 15926 8713" draw:points="0,8713 15926,8713 15926,0 0,0">
          <text:p/>
        </draw:polygon>
        <draw:polygon draw:style-name="gr1" draw:text-style-name="P2" draw:layer="layout" svg:width="13.32cm" svg:height="6.524cm" svg:x="2.053cm" svg:y="0.546cm" svg:viewBox="0 0 13321 6525" draw:points="0,6525 13321,6525 13321,0 0,0">
          <text:p/>
        </draw:polygon>
        <draw:polygon draw:style-name="gr2" draw:text-style-name="P3" draw:layer="layout" svg:width="0cm" svg:height="0.122cm" svg:x="2.993cm" svg:y="7.07cm" svg:viewBox="0 0 0 123" draw:points="0,0 0,123">
          <text:p/>
        </draw:polygon>
        <draw:line draw:style-name="gr3" draw:text-style-name="P4" draw:layer="layout" svg:x1="2.993cm" svg:y1="7.07cm" svg:x2="2.993cm" svg:y2="7.193cm">
          <text:p/>
        </draw:line>
        <draw:polygon draw:style-name="gr2" draw:text-style-name="P3" draw:layer="layout" svg:width="0cm" svg:height="0.122cm" svg:x="4.677cm" svg:y="7.07cm" svg:viewBox="0 0 0 123" draw:points="0,0 0,123">
          <text:p/>
        </draw:polygon>
        <draw:line draw:style-name="gr3" draw:text-style-name="P4" draw:layer="layout" svg:x1="4.677cm" svg:y1="7.07cm" svg:x2="4.677cm" svg:y2="7.193cm">
          <text:p/>
        </draw:line>
        <draw:frame draw:style-name="gr4" draw:text-style-name="P6" draw:layer="layout" svg:width="0.774cm" svg:height="0.801cm" svg:x="2.74cm" svg:y="7.219cm">
          <draw:text-box>
            <text:p text:style-name="P5"><text:span text:style-name="T1">2</text:span><text:span text:style-name="T2">.</text:span><text:span text:style-name="T1">5</text:span></text:p>
          </draw:text-box>
        </draw:frame>
        <draw:polygon draw:style-name="gr2" draw:text-style-name="P3" draw:layer="layout" svg:width="0cm" svg:height="0.122cm" svg:x="6.358cm" svg:y="7.07cm" svg:viewBox="0 0 0 123" draw:points="0,0 0,123">
          <text:p/>
        </draw:polygon>
        <draw:line draw:style-name="gr3" draw:text-style-name="P4" draw:layer="layout" svg:x1="6.358cm" svg:y1="7.07cm" svg:x2="6.358cm" svg:y2="7.193cm">
          <text:p/>
        </draw:line>
        <draw:frame draw:style-name="gr4" draw:text-style-name="P6" draw:layer="layout" svg:width="0.774cm" svg:height="0.801cm" svg:x="4.423cm" svg:y="7.219cm">
          <draw:text-box>
            <text:p text:style-name="P5"><text:span text:style-name="T1">5</text:span><text:span text:style-name="T2">.</text:span><text:span text:style-name="T1">0</text:span></text:p>
          </draw:text-box>
        </draw:frame>
        <draw:polygon draw:style-name="gr2" draw:text-style-name="P3" draw:layer="layout" svg:width="0cm" svg:height="0.122cm" svg:x="8.04cm" svg:y="7.07cm" svg:viewBox="0 0 0 123" draw:points="0,0 0,123">
          <text:p/>
        </draw:polygon>
        <draw:line draw:style-name="gr3" draw:text-style-name="P4" draw:layer="layout" svg:x1="8.04cm" svg:y1="7.07cm" svg:x2="8.04cm" svg:y2="7.193cm">
          <text:p/>
        </draw:line>
        <draw:frame draw:style-name="gr5" draw:text-style-name="P6" draw:layer="layout" svg:width="0.773cm" svg:height="0.801cm" svg:x="6.108cm" svg:y="7.219cm">
          <draw:text-box>
            <text:p text:style-name="P5"><text:span text:style-name="T1">7</text:span><text:span text:style-name="T2">.</text:span><text:span text:style-name="T1">5</text:span></text:p>
          </draw:text-box>
        </draw:frame>
        <draw:polygon draw:style-name="gr2" draw:text-style-name="P3" draw:layer="layout" svg:width="0cm" svg:height="0.122cm" svg:x="9.723cm" svg:y="7.07cm" svg:viewBox="0 0 0 123" draw:points="0,0 0,123">
          <text:p/>
        </draw:polygon>
        <draw:line draw:style-name="gr3" draw:text-style-name="P4" draw:layer="layout" svg:x1="9.723cm" svg:y1="7.07cm" svg:x2="9.723cm" svg:y2="7.193cm">
          <text:p/>
        </draw:line>
        <draw:frame draw:style-name="gr6" draw:text-style-name="P6" draw:layer="layout" svg:width="1.069cm" svg:height="0.801cm" svg:x="7.688cm" svg:y="7.219cm">
          <draw:text-box>
            <text:p text:style-name="P5"><text:span text:style-name="T1">10</text:span><text:span text:style-name="T2">.</text:span><text:span text:style-name="T1">0</text:span></text:p>
          </draw:text-box>
        </draw:frame>
        <draw:polygon draw:style-name="gr2" draw:text-style-name="P3" draw:layer="layout" svg:width="0cm" svg:height="0.122cm" svg:x="11.404cm" svg:y="7.07cm" svg:viewBox="0 0 0 123" draw:points="0,0 0,123">
          <text:p/>
        </draw:polygon>
        <draw:line draw:style-name="gr3" draw:text-style-name="P4" draw:layer="layout" svg:x1="11.404cm" svg:y1="7.07cm" svg:x2="11.404cm" svg:y2="7.193cm">
          <text:p/>
        </draw:line>
        <draw:frame draw:style-name="gr7" draw:text-style-name="P6" draw:layer="layout" svg:width="1.068cm" svg:height="0.801cm" svg:x="9.371cm" svg:y="7.219cm">
          <draw:text-box>
            <text:p text:style-name="P5"><text:span text:style-name="T1">12</text:span><text:span text:style-name="T2">.</text:span><text:span text:style-name="T1">5</text:span></text:p>
          </draw:text-box>
        </draw:frame>
        <draw:polygon draw:style-name="gr2" draw:text-style-name="P3" draw:layer="layout" svg:width="0cm" svg:height="0.122cm" svg:x="13.086cm" svg:y="7.07cm" svg:viewBox="0 0 0 123" draw:points="0,0 0,123">
          <text:p/>
        </draw:polygon>
        <draw:line draw:style-name="gr3" draw:text-style-name="P4" draw:layer="layout" svg:x1="13.086cm" svg:y1="7.07cm" svg:x2="13.086cm" svg:y2="7.193cm">
          <text:p/>
        </draw:line>
        <draw:frame draw:style-name="gr8" draw:text-style-name="P6" draw:layer="layout" svg:width="1.067cm" svg:height="0.801cm" svg:x="11.054cm" svg:y="7.219cm">
          <draw:text-box>
            <text:p text:style-name="P5"><text:span text:style-name="T1">15</text:span><text:span text:style-name="T2">.</text:span><text:span text:style-name="T1">0</text:span></text:p>
          </draw:text-box>
        </draw:frame>
        <draw:polygon draw:style-name="gr2" draw:text-style-name="P3" draw:layer="layout" svg:width="0cm" svg:height="0.122cm" svg:x="14.768cm" svg:y="7.07cm" svg:viewBox="0 0 0 123" draw:points="0,0 0,123">
          <text:p/>
        </draw:polygon>
        <draw:line draw:style-name="gr3" draw:text-style-name="P4" draw:layer="layout" svg:x1="14.768cm" svg:y1="7.07cm" svg:x2="14.768cm" svg:y2="7.193cm">
          <text:p/>
        </draw:line>
        <draw:frame draw:style-name="gr7" draw:text-style-name="P6" draw:layer="layout" svg:width="1.068cm" svg:height="0.801cm" svg:x="12.736cm" svg:y="7.219cm">
          <draw:text-box>
            <text:p text:style-name="P5"><text:span text:style-name="T1">17</text:span><text:span text:style-name="T2">.</text:span><text:span text:style-name="T1">5</text:span></text:p>
          </draw:text-box>
        </draw:frame>
        <draw:frame draw:style-name="gr6" draw:text-style-name="P6" draw:layer="layout" svg:width="1.069cm" svg:height="0.801cm" svg:x="14.417cm" svg:y="7.219cm">
          <draw:text-box>
            <text:p text:style-name="P5"><text:span text:style-name="T1">20</text:span><text:span text:style-name="T2">.</text:span><text:span text:style-name="T1">0</text:span></text:p>
          </draw:text-box>
        </draw:frame>
        <draw:polygon draw:style-name="gr2" draw:text-style-name="P3" draw:layer="layout" svg:width="0.117cm" svg:height="0cm" svg:x="1.934cm" svg:y="6.59cm" svg:viewBox="0 0 118 0" draw:points="118,0 0,0">
          <text:p/>
        </draw:polygon>
        <draw:line draw:style-name="gr3" draw:text-style-name="P4" draw:layer="layout" svg:x1="2.052cm" svg:y1="6.59cm" svg:x2="1.934cm" svg:y2="6.59cm">
          <text:p/>
        </draw:line>
        <draw:polygon draw:style-name="gr2" draw:text-style-name="P3" draw:layer="layout" svg:width="0.117cm" svg:height="0cm" svg:x="1.934cm" svg:y="5.065cm" svg:viewBox="0 0 118 0" draw:points="118,0 0,0">
          <text:p/>
        </draw:polygon>
        <draw:line draw:style-name="gr3" draw:text-style-name="P4" draw:layer="layout" svg:x1="2.052cm" svg:y1="5.065cm" svg:x2="1.934cm" svg:y2="5.065cm">
          <text:p/>
        </draw:line>
        <draw:frame draw:style-name="gr9" draw:text-style-name="P6" draw:layer="layout" svg:width="0.403cm" svg:height="0.801cm" svg:x="1.524cm" svg:y="6.146cm">
          <draw:text-box>
            <text:p text:style-name="P5"><text:span text:style-name="T1">2</text:span></text:p>
          </draw:text-box>
        </draw:frame>
        <draw:polygon draw:style-name="gr2" draw:text-style-name="P3" draw:layer="layout" svg:width="0.117cm" svg:height="0cm" svg:x="1.934cm" svg:y="3.54cm" svg:viewBox="0 0 118 0" draw:points="118,0 0,0">
          <text:p/>
        </draw:polygon>
        <draw:line draw:style-name="gr3" draw:text-style-name="P4" draw:layer="layout" svg:x1="2.052cm" svg:y1="3.54cm" svg:x2="1.934cm" svg:y2="3.54cm">
          <text:p/>
        </draw:line>
        <draw:frame draw:style-name="gr9" draw:text-style-name="P6" draw:layer="layout" svg:width="0.403cm" svg:height="0.801cm" svg:x="1.524cm" svg:y="4.621cm">
          <draw:text-box>
            <text:p text:style-name="P5"><text:span text:style-name="T1">4</text:span></text:p>
          </draw:text-box>
        </draw:frame>
        <draw:polygon draw:style-name="gr2" draw:text-style-name="P3" draw:layer="layout" svg:width="0.117cm" svg:height="0cm" svg:x="1.934cm" svg:y="2.015cm" svg:viewBox="0 0 118 0" draw:points="118,0 0,0">
          <text:p/>
        </draw:polygon>
        <draw:line draw:style-name="gr3" draw:text-style-name="P4" draw:layer="layout" svg:x1="2.052cm" svg:y1="2.015cm" svg:x2="1.934cm" svg:y2="2.015cm">
          <text:p/>
        </draw:line>
        <draw:frame draw:style-name="gr9" draw:text-style-name="P6" draw:layer="layout" svg:width="0.403cm" svg:height="0.801cm" svg:x="1.524cm" svg:y="3.096cm">
          <draw:text-box>
            <text:p text:style-name="P5"><text:span text:style-name="T1">6</text:span></text:p>
          </draw:text-box>
        </draw:frame>
        <draw:frame draw:style-name="gr9" draw:text-style-name="P6" draw:layer="layout" svg:width="0.403cm" svg:height="0.801cm" svg:x="1.524cm" svg:y="1.571cm">
          <draw:text-box>
            <text:p text:style-name="P5"><text:span text:style-name="T1">8</text:span></text:p>
          </draw:text-box>
        </draw:frame>
        <draw:polyline draw:style-name="gr10" draw:text-style-name="P4" draw:layer="layout" svg:width="12.112cm" svg:height="4.873cm" svg:x="2.656cm" svg:y="1.862cm" svg:viewBox="0 0 12113 4874" draw:points="0,4874 637,4412 1275,4011 1912,3650 2550,3320 3188,3011 3825,2723 4464,2452 5101,2192 5738,1948 6376,1714 7013,1493 7651,1277 8288,1073 8926,876 9564,686 10201,506 10838,330 11476,159 12113,0">
          <text:p/>
        </draw:polyline>
        <draw:polyline draw:style-name="gr11" draw:text-style-name="P4" draw:layer="layout" svg:width="12.112cm" svg:height="4.404cm" svg:x="2.656cm" svg:y="2.369cm" svg:viewBox="0 0 12113 4405" draw:points="0,4405 637,3990 1275,3634 1912,3314 2550,3020 3188,2746 3825,2487 4464,2244 5101,2011 5738,1790 6376,1578 7013,1376 7651,1179 8288,992 8926,813 9564,640 10201,471 10838,309 11476,153 12113,0">
          <text:p/>
        </draw:polyline>
        <draw:polyline draw:style-name="gr12" draw:text-style-name="P4" draw:layer="layout" svg:width="12.112cm" svg:height="4.615cm" svg:x="2.656cm" svg:y="2.148cm" svg:viewBox="0 0 12113 4616" draw:points="0,4616 637,4186 1275,3811 1912,3471 2550,3155 3188,2860 3825,2582 4464,2315 5101,2067 5738,1828 6376,1600 7013,1385 7651,1182 8288,988 8926,804 9564,627 10201,457 10838,296 11476,139 12113,0">
          <text:p/>
        </draw:polyline>
        <draw:polyline draw:style-name="gr13" draw:text-style-name="P4" draw:layer="layout" svg:width="12.112cm" svg:height="5.816cm" svg:x="2.656cm" svg:y="0.842cm" svg:viewBox="0 0 12113 5817" draw:points="0,5817 637,5255 1275,4760 1912,4315 2550,3909 3188,3535 3825,3187 4464,2862 5101,2557 5738,2268 6376,1994 7013,1734 7651,1485 8288,1248 8926,1020 9564,801 10201,590 10838,386 11476,190 12113,0">
          <text:p/>
        </draw:polyline>
        <draw:line draw:style-name="gr14" draw:text-style-name="P4" draw:layer="layout" svg:x1="2.053cm" svg:y1="7.07cm" svg:x2="2.053cm" svg:y2="0.546cm">
          <text:p/>
        </draw:line>
        <draw:line draw:style-name="gr14" draw:text-style-name="P4" draw:layer="layout" svg:x1="15.373cm" svg:y1="7.07cm" svg:x2="15.373cm" svg:y2="0.546cm">
          <text:p/>
        </draw:line>
        <draw:line draw:style-name="gr14" draw:text-style-name="P4" draw:layer="layout" svg:x1="2.053cm" svg:y1="7.07cm" svg:x2="15.373cm" svg:y2="7.07cm">
          <text:p/>
        </draw:line>
        <draw:line draw:style-name="gr14" draw:text-style-name="P4" draw:layer="layout" svg:x1="2.053cm" svg:y1="0.546cm" svg:x2="15.373cm" svg:y2="0.546cm">
          <text:p/>
        </draw:line>
        <draw:path draw:style-name="gr15" draw:text-style-name="P7" draw:layer="layout" svg:width="4.953cm" svg:height="2.671cm" svg:x="2.255cm" svg:y="0.757cm" svg:viewBox="0 0 4954 2672" svg:d="M104 2672h4746c70 0 104-30 104-90v-2491c0-61-34-91-104-91h-4746c-70 0-104 30-104 91v2491c0 60 34 90 104 90z">
          <text:p/>
        </draw:path>
        <draw:line draw:style-name="gr10" draw:text-style-name="P4" draw:layer="layout" svg:x1="2.418cm" svg:y1="1.075cm" svg:x2="3.229cm" svg:y2="1.075cm">
          <text:p/>
        </draw:line>
        <draw:line draw:style-name="gr11" draw:text-style-name="P4" draw:layer="layout" svg:x1="2.418cm" svg:y1="1.865cm" svg:x2="3.229cm" svg:y2="1.865cm">
          <text:p/>
        </draw:line>
        <draw:frame draw:style-name="gr16" draw:text-style-name="P6" draw:layer="layout" svg:width="3.488cm" svg:height="0.801cm" svg:x="3.553cm" svg:y="0.832cm">
          <draw:text-box>
            <text:p text:style-name="P5"><text:span text:style-name="T1">No Multiplier</text:span></text:p>
          </draw:text-box>
        </draw:frame>
        <draw:line draw:style-name="gr12" draw:text-style-name="P4" draw:layer="layout" svg:x1="2.418cm" svg:y1="2.455cm" svg:x2="3.229cm" svg:y2="2.455cm">
          <text:p/>
        </draw:line>
        <draw:frame draw:style-name="gr17" draw:text-style-name="P6" draw:layer="layout" svg:width="0.746cm" svg:height="0.801cm" svg:x="3.553cm" svg:y="1.422cm">
          <draw:text-box>
            <text:p text:style-name="P5"><text:span text:style-name="T1">2</text:span><text:span text:style-name="T2">×</text:span></text:p>
          </draw:text-box>
        </draw:frame>
        <draw:line draw:style-name="gr13" draw:text-style-name="P4" draw:layer="layout" svg:x1="2.418cm" svg:y1="3.045cm" svg:x2="3.229cm" svg:y2="3.045cm">
          <text:p/>
        </draw:line>
        <draw:frame draw:style-name="gr18" draw:text-style-name="P6" draw:layer="layout" svg:width="1.016cm" svg:height="0.801cm" svg:x="3.553cm" svg:y="2.012cm">
          <draw:text-box>
            <text:p text:style-name="P5"><text:span text:style-name="T1">2</text:span><text:span text:style-name="T2">×q</text:span></text:p>
          </draw:text-box>
        </draw:frame>
        <draw:frame draw:style-name="gr19" draw:text-style-name="P6" draw:layer="layout" svg:width="1.257cm" svg:height="0.801cm" svg:x="3.553cm" svg:y="2.602cm">
          <draw:text-box>
            <text:p text:style-name="P5"><text:span text:style-name="T1">Ideal</text:span></text:p>
          </draw:text-box>
        </draw:frame>
        <draw:g>
          <svg:title>TexMaths</svg:title>
          <svg:desc>16§display§p_4/p_1§svg§600§FALSE§</svg:desc>
          <draw:polygon draw:style-name="gr20" draw:text-style-name="P1" draw:layer="layout" svg:width="1.248cm" svg:height="0.562cm" svg:x="8.76cm" svg:y="7.947cm" svg:viewBox="0 0 1249 563" draw:points="625,563 0,563 0,0 1249,0 1249,563">
            <text:p/>
          </draw:polygon>
          <draw:path draw:style-name="gr21" draw:text-style-name="P8" draw:layer="layout" svg:width="0.28cm" svg:height="0.357cm" svg:x="8.76cm" svg:y="8.12cm" svg:viewBox="0 0 281 358" svg:d="M42 319c-6 19-6 23-30 23-6 0-12 0-12 10 0 5 3 6 8 6 14 0 28-1 45-1s35 1 52 1c4 0 10 0 10-10 0-6-5-6-13-6-26 0-26-4-26-9 0-8 22-99 25-113 8 15 22 36 52 36 61 0 128-83 128-165 0-54-30-91-71-91-26 0-53 20-70 42-7-30-30-42-49-42-25 0-35 22-41 32-8 19-16 54-16 55 0 5 5 5 6 5 7 0 7 0 10-13 9-39 20-66 39-66 9 0 16 4 16 25 0 13-1 20-4 29zM136 73c5-15 20-31 30-40 18-16 34-20 42-20 23 0 36 19 36 52 0 34-19 99-29 121-18 38-43 57-62 57-38 0-44-47-44-50 0-1 0-2 1-9z">
            <text:p/>
          </draw:path>
          <draw:path draw:style-name="gr21" draw:text-style-name="P8" draw:layer="layout" svg:width="0.186cm" svg:height="0.265cm" svg:x="9.063cm" svg:y="8.188cm" svg:viewBox="0 0 187 266" svg:d="M187 202v-15h-43v-175c0-9 0-12-9-12-4 0-5 0-10 5l-125 182v15h111v32c0 13 0 18-30 18h-10v14c18 0 43-1 56-1 14 0 39 1 58 1v-14h-11c-30 0-30-5-30-18v-32zM114 42v145h-101z">
            <text:p/>
          </draw:path>
          <draw:path draw:style-name="gr21" draw:text-style-name="P8" draw:layer="layout" svg:width="0.209cm" svg:height="0.562cm" svg:x="9.319cm" svg:y="7.947cm" svg:viewBox="0 0 210 563" svg:d="M208 22c2-8 2-10 2-10 0-7-4-12-10-12-4 0-8 1-9 5l-188 538c-3 6-3 8-3 10 0 5 5 10 11 10 7 0 8-4 12-13z">
            <text:p/>
          </draw:path>
          <draw:path draw:style-name="gr21" draw:text-style-name="P8" draw:layer="layout" svg:width="0.28cm" svg:height="0.357cm" svg:x="9.542cm" svg:y="8.12cm" svg:viewBox="0 0 281 358" svg:d="M42 319c-6 19-6 23-30 23-6 0-12 0-12 10 0 5 3 6 8 6 14 0 28-1 45-1s35 1 52 1c4 0 10 0 10-10 0-6-5-6-13-6-26 0-26-4-26-9 0-8 22-99 25-113 8 15 22 36 52 36 61 0 128-83 128-165 0-54-30-91-71-91-26 0-53 20-70 42-7-30-30-42-49-42-25 0-35 22-41 32-8 19-16 54-16 55 0 5 5 5 6 5 7 0 7 0 10-13 9-39 20-66 39-66 9 0 16 4 16 25 0 13-1 20-4 29zM136 73c5-15 20-31 30-40 18-16 34-20 42-20 23 0 36 19 36 52 0 34-19 99-29 121-18 38-43 57-62 57-38 0-44-47-44-50 0-1 0-2 1-9z">
            <text:p/>
          </draw:path>
          <draw:path draw:style-name="gr21" draw:text-style-name="P8" draw:layer="layout" svg:width="0.138cm" svg:height="0.261cm" svg:x="9.87cm" svg:y="8.191cm" svg:viewBox="0 0 139 262" svg:d="M86 12c0-12 0-12-11-12-25 24-59 26-75 26v14c9 0 34 0 56-12v202c0 13 0 18-39 18h-14v14c6 0 54-1 67-1 12 0 60 1 69 1v-14h-16c-37 0-37-5-37-18z">
            <text:p/>
          </draw:path>
        </draw:g>
        <draw:g>
          <svg:title>TexMaths</svg:title>
          <svg:desc>16§display§p_5/p_1§svg§600§FALSE§</svg:desc>
          <draw:polygon draw:style-name="gr20" draw:text-style-name="P1" draw:layer="layout" svg:width="1.303cm" svg:height="0.572cm" draw:transform="rotate (1.5707963267949) translate (0.508000000000002cm 4.826cm)" svg:viewBox="0 0 1304 573" draw:points="653,573 0,573 0,0 1304,0 1304,573">
            <text:p/>
          </draw:polygon>
          <draw:path draw:style-name="gr21" draw:text-style-name="P8" draw:layer="layout" svg:width="0.293cm" svg:height="0.363cm" draw:transform="rotate (1.5707963267949) translate (0.683718506890423cm 4.826cm)" svg:viewBox="0 0 294 364" svg:d="M44 325c-6 19-6 23-31 23-7 0-13 0-13 10 0 5 3 6 8 6 15 0 30-1 47-1 18 0 37 1 55 1 4 0 10 0 10-10 0-6-5-6-13-6-28 0-28-4-28-9 0-8 23-101 27-115 8 15 23 36 53 36 65 0 135-84 135-167 0-55-32-93-74-93-28 0-56 20-74 43-7-31-31-43-51-43-26 0-37 22-43 33-8 19-16 54-16 56 0 5 5 5 6 5 7 0 7 0 10-14 9-39 21-67 41-67 9 0 17 4 17 26 0 13-1 20-4 29zM143 74c4-15 20-31 30-40 19-17 36-21 45-21 23 0 37 20 37 53 0 35-20 101-30 123-19 39-46 58-66 58-39 0-45-48-45-51 0-1 0-2 1-9z">
            <text:p/>
          </draw:path>
          <draw:path draw:style-name="gr21" draw:text-style-name="P8" draw:layer="layout" svg:width="0.174cm" svg:height="0.274cm" draw:transform="rotate (1.5707963267949) translate (0.756609146785708cm 4.50095976447498cm)" svg:viewBox="0 0 175 275" svg:d="M37 43c19 5 32 5 39 5 51 0 83-36 83-43 0-4-4-5-5-5-2 0-2 0-4 1-9 4-30 12-59 12-12 0-32-1-59-10-4-3-4-3-5-3-5 0-5 4-5 10v119c0 7 0 11 6 11 4 0 4 0 9-5 17-22 41-24 55-24 23 0 35 18 36 22 8 12 9 29 9 52 0 11 0 35-12 53-10 14-26 23-46 23-25 0-52-14-62-39 15 1 23-9 23-21 0-16-14-20-21-20 0 0-19 0-19 22 0 36 32 72 81 72 50 0 94-38 94-89 0-46-34-87-83-87-18 0-38 4-55 19z">
            <text:p/>
          </draw:path>
          <draw:path draw:style-name="gr21" draw:text-style-name="P8" draw:layer="layout" svg:width="0.219cm" svg:height="0.572cm" draw:transform="rotate (1.5707963267949) translate (0.508000000000002cm 4.24246319921492cm)" svg:viewBox="0 0 220 573" svg:d="M218 22c2-8 2-10 2-10 0-7-5-12-11-12-4 0-8 1-9 5l-197 547c-3 6-3 9-3 11 0 5 5 10 12 10s8-4 12-14z">
            <text:p/>
          </draw:path>
          <draw:path draw:style-name="gr21" draw:text-style-name="P8" draw:layer="layout" svg:width="0.293cm" svg:height="0.363cm" draw:transform="rotate (1.5707963267949) translate (0.683718506890423cm 4.00956035328754cm)" svg:viewBox="0 0 294 364" svg:d="M44 325c-6 19-6 23-31 23-7 0-13 0-13 10 0 5 3 6 8 6 15 0 30-1 47-1 18 0 37 1 55 1 4 0 10 0 10-10 0-6-5-6-13-6-28 0-28-4-28-9 0-8 23-101 27-115 8 15 23 36 53 36 65 0 135-84 135-167 0-55-32-93-74-93-28 0-56 20-74 43-7-31-31-43-51-43-26 0-37 22-43 33-8 19-16 54-16 56 0 5 5 5 6 5 7 0 7 0 10-14 9-39 21-67 41-67 9 0 17 4 17 26 0 13-1 20-4 29zM143 74c4-15 20-31 30-40 19-17 36-21 45-21 23 0 37 20 37 53 0 35-20 101-30 123-19 39-46 58-66 58-39 0-45-48-45-51 0-1 0-2 1-9z">
            <text:p/>
          </draw:path>
          <draw:path draw:style-name="gr21" draw:text-style-name="P8" draw:layer="layout" svg:width="0.144cm" svg:height="0.266cm" draw:transform="rotate (1.5707963267949) translate (0.756609146785708cm 3.66660451422964cm)" svg:viewBox="0 0 145 267" svg:d="M90 12c0-12 0-12-12-12-26 24-61 26-78 26v15c9 0 36 0 58-13v206c0 13 0 18-40 18h-15v15c7 0 56-1 70-1 13 0 63 1 72 1v-15h-16c-39 0-39-5-39-18z">
            <text:p/>
          </draw:path>
        </draw:g>
        <draw:g>
          <svg:title>TexMaths</svg:title>
          <svg:desc>16§display§\tau§svg§600§FALSE§</svg:desc>
          <draw:polygon draw:style-name="gr20" draw:text-style-name="P1" draw:layer="layout" svg:width="0.276cm" svg:height="0.25cm" svg:x="4.291cm" svg:y="1.781cm" svg:viewBox="0 0 277 251" draw:points="139,251 0,251 0,0 277,0 277,251">
            <text:p/>
          </draw:polygon>
          <draw:path draw:style-name="gr21" draw:text-style-name="P8" draw:layer="layout" svg:width="0.262cm" svg:height="0.25cm" svg:x="4.305cm" svg:y="1.781cm" svg:viewBox="0 0 263 251" svg:d="M145 33h91c8 0 27 0 27-19 0-14-12-14-21-14h-154c-9 0-31 0-55 27-19 20-33 47-33 50 0 1 0 6 6 6 5 0 6-2 8-6 28-44 59-44 69-44h46l-52 181c-3 8-7 19-7 22 0 6 4 15 16 15 18 0 21-17 22-2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LM Roman 10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5.925cm" fo:page-height="8.7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09T13:31:21.370220049</dc:date>
    <meta:editing-duration>PT12M5S</meta:editing-duration>
    <meta:editing-cycles>4</meta:editing-cycles>
    <meta:generator>LibreOffice/6.0.7.3$Linux_X86_64 LibreOffice_project/00m0$Build-3</meta:generator>
    <meta:document-statistic meta:object-count="72"/>
  </office:meta>
</office:document-meta>
</file>